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color="#2a6099" loext:opacity="100%"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officeooo:rsid="001f5816" officeooo:paragraph-rsid="001f5816" style:font-size-asian="14pt" style:font-size-complex="16pt"/>
    </style:style>
    <style:style style:name="P3" style:family="paragraph" style:parent-style-name="Standard">
      <style:paragraph-properties fo:text-align="justify" style:justify-single-word="false"/>
      <style:text-properties fo:font-size="16pt" officeooo:rsid="0020792f" officeooo:paragraph-rsid="00692a1c" style:font-size-asian="14pt" style:font-size-complex="16pt"/>
    </style:style>
    <style:style style:name="P4" style:family="paragraph" style:parent-style-name="Standard">
      <style:paragraph-properties fo:text-align="justify" style:justify-single-word="false"/>
      <style:text-properties fo:font-size="16pt" officeooo:rsid="0020792f" officeooo:paragraph-rsid="00698c95" style:font-size-asian="14pt" style:font-size-complex="16pt"/>
    </style:style>
    <style:style style:name="P5" style:family="paragraph" style:parent-style-name="Standard">
      <style:paragraph-properties fo:text-align="justify" style:justify-single-word="false"/>
      <style:text-properties fo:font-size="16pt" officeooo:rsid="006c146c" officeooo:paragraph-rsid="006c146c" style:font-size-asian="14pt" style:font-size-complex="16pt"/>
    </style:style>
    <style:style style:name="P6" style:family="paragraph" style:parent-style-name="Standard">
      <style:paragraph-properties fo:text-align="justify" style:justify-single-word="false"/>
      <style:text-properties fo:font-size="16pt" officeooo:rsid="00710e71" officeooo:paragraph-rsid="00710e71" style:font-size-asian="14pt" style:font-size-complex="16pt"/>
    </style:style>
    <style:style style:name="P7" style:family="paragraph" style:parent-style-name="Standard">
      <style:paragraph-properties fo:margin-left="1.251cm" fo:margin-right="0cm" fo:text-align="justify" style:justify-single-word="false" fo:text-indent="0cm" style:auto-text-indent="false"/>
      <style:text-properties fo:font-size="16pt" officeooo:rsid="00710e71" officeooo:paragraph-rsid="00716fef" style:font-size-asian="14pt" style:font-size-complex="16pt"/>
    </style:style>
    <style:style style:name="P8" style:family="paragraph" style:parent-style-name="Standard">
      <style:paragraph-properties fo:margin-left="0cm" fo:margin-right="0cm" fo:text-align="justify" style:justify-single-word="false" fo:text-indent="0cm" style:auto-text-indent="false"/>
      <style:text-properties fo:font-size="16pt" officeooo:rsid="00728b2e" officeooo:paragraph-rsid="00728b2e" style:font-size-asian="14pt" style:font-size-complex="16pt"/>
    </style:style>
    <style:style style:name="P9" style:family="paragraph" style:parent-style-name="Standard">
      <style:paragraph-properties fo:margin-left="1.251cm" fo:margin-right="0cm" fo:text-align="justify" style:justify-single-word="false" fo:text-indent="0cm" style:auto-text-indent="false"/>
      <style:text-properties fo:font-size="16pt" officeooo:rsid="00728b2e" officeooo:paragraph-rsid="00728b2e" style:font-size-asian="14pt" style:font-size-complex="16pt"/>
    </style:style>
    <style:style style:name="P10" style:family="paragraph" style:parent-style-name="Standard">
      <style:paragraph-properties fo:margin-left="1.251cm" fo:margin-right="0cm" fo:text-align="justify" style:justify-single-word="false" fo:text-indent="0cm" style:auto-text-indent="false"/>
      <style:text-properties fo:font-size="16pt" officeooo:rsid="0073e552" officeooo:paragraph-rsid="0073e552" style:font-size-asian="14pt" style:font-size-complex="16pt"/>
    </style:style>
    <style:style style:name="P11" style:family="paragraph" style:parent-style-name="Standard">
      <style:paragraph-properties fo:margin-left="1.251cm" fo:margin-right="0cm" fo:text-align="justify" style:justify-single-word="false" fo:text-indent="0cm" style:auto-text-indent="false"/>
      <style:text-properties fo:font-size="16pt" officeooo:rsid="0075017c" officeooo:paragraph-rsid="0075017c" style:font-size-asian="14pt" style:font-size-complex="16pt"/>
    </style:style>
    <style:style style:name="P12" style:family="paragraph" style:parent-style-name="Standard">
      <style:paragraph-properties fo:margin-left="0cm" fo:margin-right="0cm" fo:text-align="justify" style:justify-single-word="false" fo:text-indent="0cm" style:auto-text-indent="false"/>
      <style:text-properties fo:font-size="16pt" officeooo:rsid="0076340d" officeooo:paragraph-rsid="0076340d" style:font-size-asian="14pt" style:font-size-complex="16pt"/>
    </style:style>
    <style:style style:name="P13" style:family="paragraph" style:parent-style-name="Standard">
      <style:paragraph-properties fo:margin-left="0cm" fo:margin-right="0cm" fo:text-align="justify" style:justify-single-word="false" fo:text-indent="0cm" style:auto-text-indent="false" fo:break-before="page"/>
      <style:text-properties fo:font-size="16pt" officeooo:rsid="0076340d" officeooo:paragraph-rsid="0076340d" style:font-size-asian="14pt" style:font-size-complex="16pt"/>
    </style:style>
    <style:style style:name="P14" style:family="paragraph" style:parent-style-name="Standard">
      <style:paragraph-properties fo:margin-left="1.251cm" fo:margin-right="0cm" fo:text-align="justify" style:justify-single-word="false" fo:text-indent="0cm" style:auto-text-indent="false"/>
      <style:text-properties fo:font-size="16pt" officeooo:rsid="0076340d" officeooo:paragraph-rsid="0076340d" style:font-size-asian="14pt" style:font-size-complex="16pt"/>
    </style:style>
    <style:style style:name="P15" style:family="paragraph" style:parent-style-name="Standard">
      <style:paragraph-properties fo:margin-left="1.251cm" fo:margin-right="0cm" fo:text-align="justify" style:justify-single-word="false" fo:text-indent="0cm" style:auto-text-indent="false"/>
      <style:text-properties fo:font-size="16pt" officeooo:rsid="0076f9fa" officeooo:paragraph-rsid="0076f9fa" style:font-size-asian="14pt" style:font-size-complex="16pt"/>
    </style:style>
    <style:style style:name="P16" style:family="paragraph" style:parent-style-name="Standard">
      <style:paragraph-properties fo:margin-left="1.251cm" fo:margin-right="0cm" fo:text-align="justify" style:justify-single-word="false" fo:text-indent="0cm" style:auto-text-indent="false"/>
      <style:text-properties fo:font-size="16pt" officeooo:rsid="007795b1" officeooo:paragraph-rsid="007795b1" style:font-size-asian="14pt" style:font-size-complex="16pt"/>
    </style:style>
    <style:style style:name="P17" style:family="paragraph" style:parent-style-name="Standard">
      <style:paragraph-properties fo:margin-left="0cm" fo:margin-right="0cm" fo:text-align="justify" style:justify-single-word="false" fo:text-indent="0cm" style:auto-text-indent="false"/>
      <style:text-properties fo:font-size="16pt" officeooo:rsid="0078dc70" officeooo:paragraph-rsid="0078dc70" style:font-size-asian="14pt" style:font-size-complex="16pt"/>
    </style:style>
    <style:style style:name="P18" style:family="paragraph" style:parent-style-name="Standard">
      <style:paragraph-properties fo:margin-left="1.251cm" fo:margin-right="0cm" fo:text-align="justify" style:justify-single-word="false" fo:text-indent="0cm" style:auto-text-indent="false"/>
      <style:text-properties fo:font-size="16pt" officeooo:rsid="007a887f" officeooo:paragraph-rsid="007a887f" style:font-size-asian="14pt" style:font-size-complex="16pt"/>
    </style:style>
    <style:style style:name="P19" style:family="paragraph" style:parent-style-name="Standard">
      <style:paragraph-properties fo:margin-left="1.251cm" fo:margin-right="0cm" fo:text-align="justify" style:justify-single-word="false" fo:text-indent="0cm" style:auto-text-indent="false"/>
      <style:text-properties fo:font-size="16pt" officeooo:rsid="007ba2f2" officeooo:paragraph-rsid="007ba2f2" style:font-size-asian="14pt" style:font-size-complex="16pt"/>
    </style:style>
    <style:style style:name="P20" style:family="paragraph" style:parent-style-name="Standard">
      <style:paragraph-properties fo:margin-left="0cm" fo:margin-right="0cm" fo:text-align="justify" style:justify-single-word="false" fo:text-indent="0cm" style:auto-text-indent="false"/>
      <style:text-properties fo:font-size="16pt" officeooo:rsid="007bbf6b" officeooo:paragraph-rsid="007bbf6b" style:font-size-asian="14pt" style:font-size-complex="16pt"/>
    </style:style>
    <style:style style:name="P21" style:family="paragraph" style:parent-style-name="Standard">
      <style:paragraph-properties fo:margin-left="1.251cm" fo:margin-right="0cm" fo:text-align="justify" style:justify-single-word="false" fo:text-indent="0cm" style:auto-text-indent="false"/>
      <style:text-properties fo:font-size="16pt" officeooo:rsid="007bbf6b" officeooo:paragraph-rsid="007bbf6b" style:font-size-asian="14pt" style:font-size-complex="16pt"/>
    </style:style>
    <style:style style:name="P22" style:family="paragraph" style:parent-style-name="Standard">
      <style:paragraph-properties fo:margin-left="1.251cm" fo:margin-right="0cm" fo:text-align="justify" style:justify-single-word="false" fo:text-indent="0cm" style:auto-text-indent="false"/>
      <style:text-properties fo:font-size="16pt" officeooo:rsid="007d8f18" officeooo:paragraph-rsid="007d8f18" style:font-size-asian="14pt" style:font-size-complex="16pt"/>
    </style:style>
    <style:style style:name="P23" style:family="paragraph" style:parent-style-name="Standard">
      <style:paragraph-properties fo:margin-left="0cm" fo:margin-right="0cm" fo:text-align="justify" style:justify-single-word="false" fo:text-indent="0cm" style:auto-text-indent="false"/>
      <style:text-properties fo:font-size="16pt" officeooo:rsid="007f9ef8" officeooo:paragraph-rsid="007f9ef8" style:font-size-asian="14pt" style:font-size-complex="16pt"/>
    </style:style>
    <style:style style:name="P24" style:family="paragraph" style:parent-style-name="Standard">
      <style:paragraph-properties fo:margin-left="1.251cm" fo:margin-right="0cm" fo:text-align="justify" style:justify-single-word="false" fo:text-indent="0cm" style:auto-text-indent="false"/>
      <style:text-properties fo:font-size="16pt" officeooo:rsid="00818d34" officeooo:paragraph-rsid="00818d34" style:font-size-asian="14pt" style:font-size-complex="16pt"/>
    </style:style>
    <style:style style:name="P25" style:family="paragraph" style:parent-style-name="Standard">
      <style:paragraph-properties fo:margin-left="0cm" fo:margin-right="0cm" fo:text-align="justify" style:justify-single-word="false" fo:text-indent="0cm" style:auto-text-indent="false"/>
      <style:text-properties fo:font-size="16pt" officeooo:rsid="00835977" officeooo:paragraph-rsid="00835977" style:font-size-asian="14pt" style:font-size-complex="16pt"/>
    </style:style>
    <style:style style:name="P26" style:family="paragraph" style:parent-style-name="Standard">
      <style:paragraph-properties fo:margin-left="1.251cm" fo:margin-right="0cm" fo:text-align="justify" style:justify-single-word="false" fo:text-indent="0cm" style:auto-text-indent="false"/>
      <style:text-properties fo:font-size="16pt" officeooo:rsid="00835977" officeooo:paragraph-rsid="00835977" style:font-size-asian="14pt" style:font-size-complex="16pt"/>
    </style:style>
    <style:style style:name="P27" style:family="paragraph" style:parent-style-name="Standard">
      <style:paragraph-properties fo:margin-left="1.251cm" fo:margin-right="0cm" fo:text-align="justify" style:justify-single-word="false" fo:text-indent="0cm" style:auto-text-indent="false"/>
      <style:text-properties fo:font-size="16pt" officeooo:rsid="0084fb93" officeooo:paragraph-rsid="0084fb93" style:font-size-asian="14pt" style:font-size-complex="16pt"/>
    </style:style>
    <style:style style:name="P28" style:family="paragraph" style:parent-style-name="Standard">
      <style:paragraph-properties fo:margin-left="0cm" fo:margin-right="0cm" fo:text-align="justify" style:justify-single-word="false" fo:text-indent="0cm" style:auto-text-indent="false"/>
      <style:text-properties fo:font-size="16pt" officeooo:rsid="00881c0b" officeooo:paragraph-rsid="00881c0b" style:font-size-asian="14pt" style:font-size-complex="16pt"/>
    </style:style>
    <style:style style:name="P29" style:family="paragraph" style:parent-style-name="Standard">
      <style:paragraph-properties fo:margin-left="1.251cm" fo:margin-right="0cm" fo:text-align="justify" style:justify-single-word="false" fo:text-indent="0cm" style:auto-text-indent="false"/>
      <style:text-properties fo:font-size="16pt" officeooo:rsid="0088ce20" officeooo:paragraph-rsid="0088ce20" style:font-size-asian="14pt" style:font-size-complex="16pt"/>
    </style:style>
    <style:style style:name="P30" style:family="paragraph" style:parent-style-name="Standard">
      <style:paragraph-properties fo:margin-left="0cm" fo:margin-right="0cm" fo:text-align="justify" style:justify-single-word="false" fo:text-indent="0cm" style:auto-text-indent="false"/>
      <style:text-properties fo:font-size="16pt" officeooo:rsid="008b17c2" officeooo:paragraph-rsid="008b17c2" style:font-size-asian="14pt" style:font-size-complex="16pt"/>
    </style:style>
    <style:style style:name="P31" style:family="paragraph" style:parent-style-name="Standard">
      <style:paragraph-properties fo:margin-left="0cm" fo:margin-right="0cm" fo:text-align="justify" style:justify-single-word="false" fo:text-indent="0cm" style:auto-text-indent="false"/>
      <style:text-properties fo:font-size="16pt" officeooo:rsid="008c98fb" officeooo:paragraph-rsid="008c98fb" style:font-size-asian="14pt" style:font-size-complex="16pt"/>
    </style:style>
    <style:style style:name="P32" style:family="paragraph" style:parent-style-name="Standard">
      <style:paragraph-properties fo:margin-left="0cm" fo:margin-right="0cm" fo:text-align="justify" style:justify-single-word="false" fo:text-indent="0cm" style:auto-text-indent="false"/>
      <style:text-properties fo:font-size="16pt" officeooo:rsid="008e291f" officeooo:paragraph-rsid="008e291f" style:font-size-asian="14pt" style:font-size-complex="16pt"/>
    </style:style>
    <style:style style:name="P33" style:family="paragraph" style:parent-style-name="Standard">
      <style:paragraph-properties fo:margin-left="1.251cm" fo:margin-right="0cm" fo:text-align="justify" style:justify-single-word="false" fo:text-indent="0cm" style:auto-text-indent="false"/>
      <style:text-properties fo:font-size="16pt" officeooo:rsid="008e45f3" officeooo:paragraph-rsid="008e45f3" style:font-size-asian="14pt" style:font-size-complex="16pt"/>
    </style:style>
    <style:style style:name="P34" style:family="paragraph" style:parent-style-name="Standard">
      <style:paragraph-properties fo:text-align="justify" style:justify-single-word="false"/>
      <style:text-properties fo:font-size="16pt" style:text-underline-style="solid" style:text-underline-width="auto" style:text-underline-color="font-color" officeooo:rsid="001f5816" officeooo:paragraph-rsid="001f5816" style:font-size-asian="14pt" style:font-size-complex="16pt"/>
    </style:style>
    <style:style style:name="P35" style:family="paragraph" style:parent-style-name="Standard">
      <style:paragraph-properties fo:margin-left="0cm" fo:margin-right="0cm" fo:text-align="justify" style:justify-single-word="false" fo:text-indent="0cm" style:auto-text-indent="false"/>
      <style:text-properties fo:font-size="16pt" style:text-underline-style="solid" style:text-underline-width="auto" style:text-underline-color="font-color" officeooo:rsid="008b17c2" officeooo:paragraph-rsid="008b17c2" style:font-size-asian="14pt" style:font-size-complex="16pt"/>
    </style:style>
    <style:style style:name="P36" style:family="paragraph" style:parent-style-name="Standard">
      <style:paragraph-properties fo:margin-left="0cm" fo:margin-right="0cm" fo:text-align="justify" style:justify-single-word="false" fo:text-indent="0cm" style:auto-text-indent="false"/>
      <style:text-properties fo:font-size="16pt" style:text-underline-style="solid" style:text-underline-width="auto" style:text-underline-color="font-color" officeooo:rsid="008c98fb" officeooo:paragraph-rsid="008c98fb" style:font-size-asian="14pt" style:font-size-complex="16pt"/>
    </style:style>
    <style:style style:name="P37" style:family="paragraph" style:parent-style-name="Standard">
      <style:paragraph-properties fo:text-align="justify" style:justify-single-word="false"/>
      <style:text-properties fo:font-size="16pt" officeooo:rsid="00698c95" officeooo:paragraph-rsid="00698c95" style:font-size-asian="14pt" style:font-size-complex="16pt"/>
    </style:style>
    <style:style style:name="P38" style:family="paragraph" style:parent-style-name="Standard" style:list-style-name="L1">
      <style:paragraph-properties fo:text-align="justify" style:justify-single-word="false"/>
      <style:text-properties fo:font-size="16pt" officeooo:rsid="00692a1c" officeooo:paragraph-rsid="00692a1c" style:font-size-asian="14pt" style:font-size-complex="16pt"/>
    </style:style>
    <style:style style:name="P39" style:family="paragraph" style:parent-style-name="Standard" style:list-style-name="L1">
      <style:paragraph-properties fo:text-align="justify" style:justify-single-word="false"/>
      <style:text-properties fo:font-size="16pt" officeooo:rsid="0020792f" officeooo:paragraph-rsid="00698c95" style:font-size-asian="14pt" style:font-size-complex="16pt"/>
    </style:style>
    <style:style style:name="P40" style:family="paragraph" style:parent-style-name="Standard" style:list-style-name="L1">
      <style:paragraph-properties fo:text-align="justify" style:justify-single-word="false"/>
      <style:text-properties fo:font-size="16pt" officeooo:rsid="006ad41b" officeooo:paragraph-rsid="006ad41b" style:font-size-asian="14pt" style:font-size-complex="16pt"/>
    </style:style>
    <style:style style:name="P41" style:family="paragraph" style:parent-style-name="Standard" style:list-style-name="L1">
      <style:paragraph-properties fo:text-align="justify" style:justify-single-word="false"/>
      <style:text-properties fo:font-size="16pt" officeooo:rsid="006c146c" officeooo:paragraph-rsid="006c146c" style:font-size-asian="14pt" style:font-size-complex="16pt"/>
    </style:style>
    <style:style style:name="P42" style:family="paragraph" style:parent-style-name="Standard" style:list-style-name="L1">
      <style:paragraph-properties fo:text-align="justify" style:justify-single-word="false"/>
      <style:text-properties fo:font-size="16pt" officeooo:rsid="006e30ae" officeooo:paragraph-rsid="006e30ae" style:font-size-asian="14pt" style:font-size-complex="16pt"/>
    </style:style>
    <style:style style:name="P43" style:family="paragraph" style:parent-style-name="Standard">
      <style:paragraph-properties fo:margin-left="1.251cm" fo:margin-right="0cm" fo:text-align="justify" style:justify-single-word="false" fo:text-indent="0cm" style:auto-text-indent="false"/>
      <style:text-properties fo:font-size="16pt" officeooo:rsid="00716fef" officeooo:paragraph-rsid="00716fef" style:font-size-asian="14pt" style:font-size-complex="16pt"/>
    </style:style>
    <style:style style:name="P44" style:family="paragraph" style:parent-style-name="Standard">
      <style:paragraph-properties fo:margin-left="0cm" fo:margin-right="0cm" fo:text-align="justify" style:justify-single-word="false" fo:text-indent="0cm" style:auto-text-indent="false"/>
      <style:text-properties fo:font-size="16pt" officeooo:rsid="0092e239" officeooo:paragraph-rsid="0092e239" style:font-size-asian="14pt" style:font-size-complex="16pt"/>
    </style:style>
    <style:style style:name="P45" style:family="paragraph" style:parent-style-name="Standard">
      <style:paragraph-properties fo:margin-left="1.251cm" fo:margin-right="0cm" fo:text-align="justify" style:justify-single-word="false" fo:text-indent="0cm" style:auto-text-indent="false"/>
      <style:text-properties fo:font-size="16pt" officeooo:rsid="0092e239" officeooo:paragraph-rsid="0094c24a" style:font-size-asian="14pt" style:font-size-complex="16pt"/>
    </style:style>
    <style:style style:name="P46" style:family="paragraph" style:parent-style-name="Standard">
      <style:paragraph-properties fo:margin-left="0cm" fo:margin-right="0cm" fo:text-align="justify" style:justify-single-word="false" fo:text-indent="0cm" style:auto-text-indent="false"/>
      <style:text-properties fo:font-size="16pt" officeooo:rsid="0092e239" officeooo:paragraph-rsid="0094c24a" style:font-size-asian="14pt" style:font-size-complex="16pt"/>
    </style:style>
    <style:style style:name="P47" style:family="paragraph" style:parent-style-name="Standard">
      <style:paragraph-properties fo:margin-left="0cm" fo:margin-right="0cm" fo:text-align="justify" style:justify-single-word="false" fo:text-indent="0cm" style:auto-text-indent="false"/>
      <style:text-properties fo:font-size="16pt" officeooo:rsid="009794df" officeooo:paragraph-rsid="009794df" style:font-size-asian="14pt" style:font-size-complex="16pt"/>
    </style:style>
    <style:style style:name="P48" style:family="paragraph" style:parent-style-name="Standard">
      <style:paragraph-properties fo:margin-left="0cm" fo:margin-right="0cm" fo:text-align="justify" style:justify-single-word="false" fo:text-indent="0cm" style:auto-text-indent="false"/>
      <style:text-properties fo:font-size="16pt" officeooo:rsid="009df13b" officeooo:paragraph-rsid="009df13b" style:font-size-asian="14pt" style:font-size-complex="16pt"/>
    </style:style>
    <style:style style:name="P49" style:family="paragraph" style:parent-style-name="Standard">
      <style:paragraph-properties fo:margin-left="1.251cm" fo:margin-right="0cm" fo:text-align="justify" style:justify-single-word="false" fo:text-indent="0cm" style:auto-text-indent="false"/>
      <style:text-properties fo:font-size="16pt" officeooo:rsid="009f6df1" officeooo:paragraph-rsid="009f6df1" style:font-size-asian="14pt" style:font-size-complex="16pt"/>
    </style:style>
    <style:style style:name="P50" style:family="paragraph" style:parent-style-name="Standard">
      <style:paragraph-properties fo:margin-left="1.251cm" fo:margin-right="0cm" fo:text-align="justify" style:justify-single-word="false" fo:text-indent="0cm" style:auto-text-indent="false"/>
      <style:text-properties fo:font-size="16pt" officeooo:rsid="00a1401d" officeooo:paragraph-rsid="00a1401d" style:font-size-asian="14pt" style:font-size-complex="16pt"/>
    </style:style>
    <style:style style:name="P51" style:family="paragraph" style:parent-style-name="Standard">
      <style:paragraph-properties fo:margin-left="0cm" fo:margin-right="0cm" fo:text-align="justify" style:justify-single-word="false" fo:text-indent="0cm" style:auto-text-indent="false"/>
      <style:text-properties fo:font-size="16pt" officeooo:rsid="00a1401d" officeooo:paragraph-rsid="00a1401d" style:font-size-asian="14pt" style:font-size-complex="16pt"/>
    </style:style>
    <style:style style:name="P52" style:family="paragraph" style:parent-style-name="Standard">
      <style:paragraph-properties fo:margin-left="1.251cm" fo:margin-right="0cm" fo:text-align="justify" style:justify-single-word="false" fo:text-indent="0cm" style:auto-text-indent="false"/>
      <style:text-properties fo:font-size="16pt" officeooo:rsid="00a2eb63" officeooo:paragraph-rsid="00a2eb63" style:font-size-asian="14pt" style:font-size-complex="16pt"/>
    </style:style>
    <style:style style:name="P53" style:family="paragraph" style:parent-style-name="Standard">
      <style:paragraph-properties fo:margin-left="1.251cm" fo:margin-right="0cm" fo:text-align="justify" style:justify-single-word="false" fo:text-indent="0cm" style:auto-text-indent="false" fo:break-before="page"/>
      <style:text-properties fo:font-size="16pt" officeooo:rsid="00a31575" officeooo:paragraph-rsid="00a31575" style:font-size-asian="14pt" style:font-size-complex="16pt"/>
    </style:style>
    <style:style style:name="P54" style:family="paragraph" style:parent-style-name="Standard">
      <style:paragraph-properties fo:margin-left="1.251cm" fo:margin-right="0cm" fo:text-align="justify" style:justify-single-word="false" fo:text-indent="0cm" style:auto-text-indent="false"/>
      <style:text-properties fo:font-size="16pt" officeooo:rsid="00a31575" officeooo:paragraph-rsid="00a31575" style:font-size-asian="14pt" style:font-size-complex="16pt"/>
    </style:style>
    <style:style style:name="P55" style:family="paragraph" style:parent-style-name="Standard">
      <style:paragraph-properties fo:margin-left="2.501cm" fo:margin-right="0cm" fo:text-align="justify" style:justify-single-word="false" fo:text-indent="0cm" style:auto-text-indent="false"/>
      <style:text-properties fo:font-size="16pt" officeooo:rsid="00a31575" officeooo:paragraph-rsid="00a5155c" style:font-size-asian="14pt" style:font-size-complex="16pt"/>
    </style:style>
    <style:style style:name="P56" style:family="paragraph" style:parent-style-name="Standard">
      <style:paragraph-properties fo:text-align="justify" style:justify-single-word="false" fo:break-before="page"/>
      <style:text-properties fo:font-size="16pt" style:text-underline-style="solid" style:text-underline-width="auto" style:text-underline-color="font-color" officeooo:rsid="00710e71" officeooo:paragraph-rsid="00710e71" style:font-size-asian="14pt" style:font-size-complex="16pt"/>
    </style:style>
    <style:style style:name="P57" style:family="paragraph" style:parent-style-name="Standard">
      <style:paragraph-properties fo:margin-left="0cm" fo:margin-right="0cm" fo:text-align="justify" style:justify-single-word="false" fo:text-indent="0cm" style:auto-text-indent="false" fo:break-before="page"/>
      <style:text-properties fo:font-size="16pt" style:text-underline-style="solid" style:text-underline-width="auto" style:text-underline-color="font-color" officeooo:rsid="009794df" officeooo:paragraph-rsid="009794df" style:font-size-asian="14pt" style:font-size-complex="16pt"/>
    </style:style>
    <style:style style:name="P58" style:family="paragraph" style:parent-style-name="Standard" style:list-style-name="L1">
      <style:paragraph-properties fo:text-align="justify" style:justify-single-word="false"/>
      <style:text-properties officeooo:paragraph-rsid="00698c95"/>
    </style:style>
    <style:style style:name="T1" style:family="text">
      <style:text-properties officeooo:rsid="00666efb"/>
    </style:style>
    <style:style style:name="T2" style:family="text">
      <style:text-properties fo:font-size="16pt" officeooo:rsid="00698c95" style:font-size-asian="14pt" style:font-size-complex="16pt"/>
    </style:style>
    <style:style style:name="T3" style:family="text">
      <style:text-properties fo:font-size="16pt" officeooo:rsid="00692a1c" style:font-size-asian="14pt" style:font-size-complex="16pt"/>
    </style:style>
    <style:style style:name="T4" style:family="text">
      <style:text-properties officeooo:rsid="00691412"/>
    </style:style>
    <style:style style:name="T5" style:family="text">
      <style:text-properties officeooo:rsid="00698c95"/>
    </style:style>
    <style:style style:name="T6" style:family="text">
      <style:text-properties officeooo:rsid="006a6847"/>
    </style:style>
    <style:style style:name="T7" style:family="text">
      <style:text-properties officeooo:rsid="006c8c82"/>
    </style:style>
    <style:style style:name="T8" style:family="text">
      <style:text-properties officeooo:rsid="006fad9f"/>
    </style:style>
    <style:style style:name="T9" style:family="text">
      <style:text-properties officeooo:rsid="00713390"/>
    </style:style>
    <style:style style:name="T10" style:family="text">
      <style:text-properties officeooo:rsid="00716fef"/>
    </style:style>
    <style:style style:name="T11" style:family="text">
      <style:text-properties officeooo:rsid="007540cf"/>
    </style:style>
    <style:style style:name="T12" style:family="text">
      <style:text-properties officeooo:rsid="007c2922"/>
    </style:style>
    <style:style style:name="T13" style:family="text">
      <style:text-properties officeooo:rsid="007e5156"/>
    </style:style>
    <style:style style:name="T14" style:family="text">
      <style:text-properties officeooo:rsid="00855d9e"/>
    </style:style>
    <style:style style:name="T15" style:family="text">
      <style:text-properties officeooo:rsid="00867f22"/>
    </style:style>
    <style:style style:name="T16" style:family="text">
      <style:text-properties officeooo:rsid="0089e2e4"/>
    </style:style>
    <style:style style:name="T17" style:family="text">
      <style:text-properties officeooo:rsid="00900ba8"/>
    </style:style>
    <style:style style:name="T18" style:family="text">
      <style:text-properties officeooo:rsid="00949594"/>
    </style:style>
    <style:style style:name="T19" style:family="text">
      <style:text-properties officeooo:rsid="0094c24a"/>
    </style:style>
    <style:style style:name="T20" style:family="text">
      <style:text-properties officeooo:rsid="00960b8b"/>
    </style:style>
    <style:style style:name="T21" style:family="text">
      <style:text-properties officeooo:rsid="009794df"/>
    </style:style>
    <style:style style:name="T22" style:family="text">
      <style:text-properties officeooo:rsid="00a332b2"/>
    </style:style>
    <style:style style:name="T23" style:family="text">
      <style:text-properties officeooo:rsid="00a5155c"/>
    </style:style>
    <style:style style:name="T24" style:family="text">
      <style:text-properties officeooo:rsid="00a704c2"/>
    </style:style>
    <style:style style:name="T25" style:family="text">
      <style:text-properties officeooo:rsid="00a7e59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Revisão do<text:span text:style-name="T4">s itens "Seres orgânicos e inorgânicos" e "A vida e a morte"</text:span></text:p>
      <text:p text:style-name="P2"/>
      <text:p text:style-name="P37">Estamos ainda estudando o Capítulo IV - Do princípio vital. Fazendo um breve resumo do que estudamos até agora, destacamos os seguintes pontos:</text:p>
      <text:p text:style-name="P4"/>
      <text:list xml:id="list897245384" text:style-name="L1">
        <text:list-item>
          <text:p text:style-name="P58"><text:span text:style-name="T2">S</text:span><text:span text:style-name="T3">eres orgânicos são aqueles dotados de uma fonte de atividade íntima. São seres que possuem um ciclo de vida: nascem, crescem, reproduzem-se e morrem. Estão nessa categoria, as plantas, os animais e o homem.</text:span></text:p>
        </text:list-item>
      </text:list>
      <text:p text:style-name="P3"/>
      <text:list xml:id="list183560180534288" text:continue-numbering="true" text:style-name="L1">
        <text:list-item>
          <text:p text:style-name="P38">Seres inorgânicos são aqueles desprovidos de vitalidade, não têm movimentos próprios. São formados exclusivamente pela agregação da matéria.</text:p>
        </text:list-item>
      </text:list>
      <text:p text:style-name="P3"/>
      <text:list xml:id="list183560398071520" text:continue-numbering="true" text:style-name="L1">
        <text:list-item>
          <text:p text:style-name="P39"><text:span text:style-name="T6">A </text:span><text:span text:style-name="T5">matéria que constitui os corpos orgânicos é a mesma que constitui os corpos inorgânicos. Também é a mesma a força que mantém agregada a matéria nos corpos orgânicos e inorgânicos.</text:span></text:p>
          <text:p text:style-name="P39"/>
        </text:list-item>
        <text:list-item>
          <text:p text:style-name="P40">O princípio vital é o elemento que dá vida à matéria. Não existe forma da matéria adquirir vida sem a ação do princípio vital. Da mesma forma, o princípio vital por si só não pode representa vida se não estiver associado à matéria.</text:p>
          <text:p text:style-name="P40"/>
        </text:list-item>
        <text:list-item>
          <text:p text:style-name="P41">O princípio vital também tem sua origem no fluido cósmico universal<text:span text:style-name="T7">. Ele é o mesmo para todos os corpos orgânicos mas sofre alterações de acordo com as espécies às quais anima.</text:span></text:p>
          <text:p text:style-name="P41"/>
        </text:list-item>
        <text:list-item>
          <text:p text:style-name="P42">A morte dos seres orgânicos se dá pelo esgotamento dos órgãos.<text:span text:style-name="T8"> Quando um ser orgânico morre, os elementos que constituem o corpo são restituídos à natureza. Quanto ao príncipio vital que havia naquele corpo, ele é devolvido à fonte universal para ser posteriormente utilizado em outro corpo. </text:span></text:p>
        </text:list-item>
      </text:list>
      <text:p text:style-name="P5"/>
      <text:p text:style-name="P56">Inteligência e instinto</text:p>
      <text:p text:style-name="P6"/>
      <text:p text:style-name="P6">Pergunta 72 - item a</text:p>
      <text:p text:style-name="P6"/>
      <text:p text:style-name="P7">A pergunta de Kardec desperta uma questão: como poderia um ser destituído de inteligência tomar a iniciativa de <text:span text:style-name="T9">retirar da fonte universal uma porção de inteligência? </text:span><text:span text:style-name="T10">Para esse ser tomar essa iniciativa, ele já deveria possuir alguma inteligência e se ele já possui essa inteligência, não seria necessário buscá-la em outro lugar.</text:span></text:p>
      <text:p text:style-name="P7"/>
      <text:p text:style-name="P43">A resposta da Espiritualidade deixa claro que essa é uma das perguntas à qual ainda não nos é possível ter a resposta. </text:p>
      <text:p text:style-name="P7"/>
      <text:p text:style-name="P8">Pergunta 73</text:p>
      <text:p text:style-name="P8"/>
      <text:p text:style-name="P9">Podemos entender que o instinto é uma espécie de "inteligência rudimentar". Deus provê o instinto a todos os seres animados para que possam viver e se reproduzirem.</text:p>
      <text:p text:style-name="P9"/>
      <text:p text:style-name="P10">O instinto é uma prova clara do amor e da sabedoria de Deus. Pelo instinto certos animais fazem certas coisas que nem mesmo o homem consegue realizar com toda a sua inteligência.</text:p>
      <text:p text:style-name="P10"/>
      <text:p text:style-name="P11">Por exemplo: certas espécies de tartarugas marinhas viajam centenas ou milhares de kilômetros para colocarem seus ovos na areia da praia na <text:span text:style-name="T11">exata época do ano favorável ao desenvolvimento dos filhos, tanto com relação às marés quanto com relação à temperatura da areia.</text:span> </text:p>
      <text:p text:style-name="P9"/>
      <text:p text:style-name="P12">Pergunta 75</text:p>
      <text:p text:style-name="P12"/>
      <text:p text:style-name="P14">Interessante a resposta da Espiritualidade. Eu achava - equivocadamente - que, uma vez que a inteligência se desenvolve, não havia mais o instinto. Mas os espíritos superiores nos dizem que o instinto jamais deixa de existir em nós.</text:p>
      <text:p text:style-name="P14"/>
      <text:p text:style-name="P13">Pergunta 75 - item a</text:p>
      <text:p text:style-name="P12"/>
      <text:p text:style-name="P15">Aqui a Espiritualidade nos diz que em muitas situações nós evitaríamos problemas se ouvíssemos o nosso instinto sem o poluir com nosso orgulho, egoísmo e vaidade. </text:p>
      <text:p text:style-name="P15"/>
      <text:p text:style-name="P16">Uma pessoa que se expõe a uma situação de risco de forma deliberada como, por exemplo, correr com o carro ou pular de um lugar muito alto, certamente foi avisada pelo seu instinto de que não deveria fazer aquilo. Porém, pelo orgulho ou pela vaidade, a pessoa leva a termo aquela atitude imatura que muitas vezes resulta em graves lesões ou mesmo na morte.</text:p>
      <text:p text:style-name="P16"/>
      <text:p text:style-name="P35">Origem e natureza dos espíritos</text:p>
      <text:p text:style-name="P30"/>
      <text:p text:style-name="P17">Pergunta 77</text:p>
      <text:p text:style-name="P17"/>
      <text:p text:style-name="P18">Aqui parece-nos que Kardec fez essa pergunta em tom provocativo, não à Espiritualidade, mas àqueles que ainda têm dúvidas sobre o que é o Espírito. </text:p>
      <text:p text:style-name="P18"/>
      <text:p text:style-name="P18">Por que eu digo que é uma pergunta provocativa? Porque o próprio Kardec já havia jogado por terra essa ideia de que nós seríamos partes de um todo. Ele combateu essa ideia lá no item II da introdução quando disse que essa ideia era uma simples variante do panteísmo.</text:p>
      <text:p text:style-name="P18"/>
      <text:p text:style-name="P19">E a Espiritualidade começa a resposta com um "Meu Deus" como se estivesse dizendo "Eu não acredito que você está me perguntando isso; não acredito que você ainda pense dessa maneira".</text:p>
      <text:p text:style-name="P19"/>
      <text:p text:style-name="P20">Pergunta 78</text:p>
      <text:p text:style-name="P20"/>
      <text:p text:style-name="P21">Bastante lógica a resposta da Espiritualidade: se os espíritos existissem desde todo o sempre como Deus, então não teríamos sido criados por Deus<text:span text:style-name="T12">, teríamos sido criados por outra "entidade" vamos </text:span><text:soft-page-break/><text:span text:style-name="T12">assim dizer, ideia que é incompatível com a unicidade e o poder de Deus.</text:span></text:p>
      <text:p text:style-name="P21"/>
      <text:p text:style-name="P22">No entanto a Espiritualidade diz que Kardec usou a expressão "existir de toda a eternidade" para significar que Deus há sempre de ter criados espíritos, então a expressão faz sentido.<text:span text:style-name="T13"> Mas também deixa claro que não nos é possível divisar o momento exato da nossa criação pois que isso é um dos mistérios de Deus.</text:span></text:p>
      <text:p text:style-name="P22"/>
      <text:p text:style-name="P23">Pergunta 81</text:p>
      <text:p text:style-name="P23"/>
      <text:p text:style-name="P24">Aqui temos a comprovação de algo que falamos frequentemente quando estamos estudando a reencarnação na Terra: o corpo procede do corpo mas o espírito procede de Deus. O homem encarnado tem a capacidade de gerar um novo corpo físico mas nós, espíritos, não temos a capacidade de gerar outro espírito. Deus é quem nos cria.</text:p>
      <text:p text:style-name="P24"/>
      <text:p text:style-name="P24">E mais uma vez a Espiritualidade enfatiza que não nos é dado conhecer o momento da criação do espírito.</text:p>
      <text:p text:style-name="P24"/>
      <text:p text:style-name="P25">Pergunta 82</text:p>
      <text:p text:style-name="P25"/>
      <text:p text:style-name="P26">Nunca é demais relembrar que nosso conhecimento de matéria é muito limitado. Existe uma infinidade de coisas que nós consideraríamos como sendo imateriais e que, de fato, são constituídas de matéria<text:span text:style-name="T14">, sem falar nas inúmeras formas de matéria que nós sequer fazemos ideia de que existem.</text:span></text:p>
      <text:p text:style-name="P26"/>
      <text:p text:style-name="P27">O que sabemos é insuficiente para termos a concepção correta do que é o espírito. Como disse a Espiritualidade, a nossa condição <text:s/>para compreender a definição de espírito é a mesma do cego de nascença <text:span text:style-name="T15">para compreender a definição de luz.</text:span></text:p>
      <text:p text:style-name="P27"/>
      <text:p text:style-name="P28">Pergunta 83</text:p>
      <text:p text:style-name="P28"/>
      <text:p text:style-name="P29">Uma das grandes limitações que nós sofremos é de só conseguir compreender as coisas dentro de um ciclo de início, meio e fim. Para <text:soft-page-break/>nós todas as coisas têm que ter um começo, existem por um tempo e invariavelmente chegam ao seu fim. </text:p>
      <text:p text:style-name="P29"/>
      <text:p text:style-name="P29">Kardec, ao formular a pergunta à Espiritualidade, destaca essa nossa dificuldade de compreender que algo não tenha fim. Os espíritos dizem que <text:s/>isso é decorrência da nossa inteligência limitada<text:span text:style-name="T16"> e que, por enquanto, a única coisa que podem nos dizer é que o espírito não tem fim.</text:span></text:p>
      <text:p text:style-name="P29"/>
      <text:p text:style-name="P36">Mundo normal primitivo</text:p>
      <text:p text:style-name="P31"/>
      <text:p text:style-name="P32">Pergunta 86</text:p>
      <text:p text:style-name="P32"/>
      <text:p text:style-name="P33">A resposta da Espiritualidade a essa pergunta parece ter sido dada considerando-se a predominância do espírito sobre a matéria. Em outras palavras: o mundo espiritual poderia existir sem que houvesse o mundo material.</text:p>
      <text:p text:style-name="P33"/>
      <text:p text:style-name="P33">Porém, a espiritualidade destaca que as relações entre esses dois mundos é incessante, sendo que um atua sobre o outro.</text:p>
      <text:p text:style-name="P33"/>
      <text:p text:style-name="P33">Se pensarmos do ponto de vista da nossa evolução, o mundo material é indispensável pois precisamos viver experiências na matéria para <text:span text:style-name="T17">evoluirmos</text:span>.</text:p>
      <text:p text:style-name="P14"/>
      <text:p text:style-name="P44">Pergunta 87</text:p>
      <text:p text:style-name="P44"/>
      <text:p text:style-name="P45">Nessa resposta a Espiritualidade<text:span text:style-name="T18"> nos fala pela primeira vez sobre </text:span><text:span text:style-name="T19">duas questões importantes:</text:span></text:p>
      <text:p text:style-name="P45"/>
      <text:p text:style-name="P45"><text:span text:style-name="T19">1 - Estamos rodeados de espíritos que nos observam e nos influenciam;</text:span></text:p>
      <text:p text:style-name="P45"/>
      <text:p text:style-name="P45"><text:span text:style-name="T19">2 - Os lugares aos quais um espírito pode ir dependem do grau de evolução daquele espírito</text:span><text:span text:style-name="T20">.</text:span><text:span text:style-name="T21"> </text:span></text:p>
      <text:p text:style-name="P45"/>
      <text:p text:style-name="P46"/>
      <text:p text:style-name="P57">Forma e ubiquidade dos espíritos</text:p>
      <text:p text:style-name="P47"/>
      <text:p text:style-name="P48">Pergunta 89</text:p>
      <text:p text:style-name="P48"/>
      <text:p text:style-name="P49">Essa resposta nos mostra o quanto nosso pensamento tem força. O pensamento é, digamos, a voz do espírito pois através do pensamento os espíritos podem se comunicar. Aqui a Espiritualidade nos diz que é a vontade - manifestada pelo pensamento - que move o espírito através de distâncias incomensuráveis. </text:p>
      <text:p text:style-name="P49"/>
      <text:p text:style-name="P50">Lembrando do que nos foi dito anteriormente - que certos espíritos não têm acesso a certos lugares devido à sua condição moral -, o pensamento pode nos transportar de imediato aos lugares que desejamos.</text:p>
      <text:p text:style-name="P50"/>
      <text:p text:style-name="P51">Pergunta 89 - item a</text:p>
      <text:p text:style-name="P51"/>
      <text:p text:style-name="P52">Pelo o que entendi nessa questão, Kardec pergunta se o pensamento não seria o resultado do deslocamento da alma. Ou seja: a alma se transportaria e o resultado desse movimento seria o pensamento.</text:p>
      <text:p text:style-name="P52"/>
      <text:p text:style-name="P52">A Espiritualidade responde que não, porque o pensamento é um atributo da alma. E ela diz também que onde está o pensamento, aí também está a alma.</text:p>
      <text:p text:style-name="P52"/>
      <text:p text:style-name="P52">Nós todos já tivemos a oportunidade de comprovar esse verdade: quantas vezes nós estamos fisicamente em um lugar e nosso pensamento está em outro lugar totalmente diferente, distante. São aqueles momentos em que ficamos olhando fixamente para um ponto, totalmente alheios ao que acontece ao nosso redor.</text:p>
      <text:p text:style-name="P52"/>
      <text:p text:style-name="P52">Em momentos assim é como se tivéssemos nos deslocado de corpo e alma para aquele local no qual pensávamos embora nosso corpo permanecesse no exato lugar onde estávamos quando o pensamento veio à nossa mente.</text:p>
      <text:p text:style-name="P52"/>
      <text:p text:style-name="P52"/>
      <text:p text:style-name="P53">Pergunta 91</text:p>
      <text:p text:style-name="P54"/>
      <text:p text:style-name="P55"><text:span text:style-name="T22">A pergunta de Kardec e a resposta dada pela Espiritualidade aborda um </text:span>assunto<text:span text:style-name="T22"> riquíssimo, complexo, intrigante e</text:span> que vai ser muito bem explorado em O Livro dos Médiuns<text:span text:style-name="T22"> e em A Gênese, principalmente na parte que fala dos fluidos. Então não vamos </text:span><text:span text:style-name="T23">nos aprofundar na questão aqui.</text:span></text:p>
      <text:p text:style-name="P55"/>
      <text:p text:style-name="P55"><text:span text:style-name="T23">Porém, o que a </text:span>Espiritualidade <text:span text:style-name="T23">nos diz</text:span> abre <text:span text:style-name="T24">diante de nós </text:span>um <text:span text:style-name="T24">vasto horizonte </text:span>para as questões da atuação dos espíritos sobre nós e <text:span text:style-name="T25">sobre o mundo material</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6pt" style:font-size-asian="14pt"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2a6099" loext:opacity="100%" fo:font-size="16pt" fo:font-weight="bold" style:font-size-asian="16pt" style:font-weight-asian="bold" style:font-size-complex="16pt" style:font-weight-complex="bold"/>
    </style:style>
    <style:style style:name="MT1" style:family="text">
      <style:text-properties officeooo:rsid="00666e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4T13:54:53.682016875</meta:creation-date>
    <dc:date>2022-05-29T18:30:05.347407467</dc:date>
    <meta:editing-duration>PT17H20M35S</meta:editing-duration>
    <meta:editing-cycles>109</meta:editing-cycles>
    <meta:generator>LibreOffice/7.2.2.2$Linux_X86_64 LibreOffice_project/02b2acce88a210515b4a5bb2e46cbfb63fe97d56</meta:generator>
    <meta:print-date>2021-08-31T11:53:30.231914145</meta:print-date>
    <meta:document-statistic meta:table-count="0" meta:image-count="0" meta:object-count="0" meta:page-count="7" meta:paragraph-count="63" meta:word-count="1480" meta:character-count="8711" meta:non-whitespace-character-count="7289"/>
  </office:meta>
</office:document-meta>
</file>